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![Application screenshot](./public/screenshot.png)</text:p>
      <text:p text:style-name="Preformatted_20_Text"/>
      <text:p text:style-name="Preformatted_20_Text">&lt;br/&gt;</text:p>
      <text:p text:style-name="Preformatted_20_Text">&lt;br/&gt;</text:p>
      <text:p text:style-name="Preformatted_20_Text"/>
      <text:p text:style-name="Preformatted_20_Text">With [The Weather Forecasting](https://weatherngf.netlify.app/) user can search locations by city name and observe the weather for the next 5-6 days and 3 hour interval.</text:p>
      <text:p text:style-name="Preformatted_20_Text">&lt;br /&gt;</text:p>
      <text:p text:style-name="Preformatted_20_Text">The app is developed using React.js and material-UI.</text:p>
      <text:p text:style-name="Preformatted_20_Text"/>
      <text:p text:style-name="Preformatted_20_Text">&lt;br/&gt;</text:p>
      <text:p text:style-name="Preformatted_20_Text"/>
      <text:p text:style-name="Preformatted_20_Text">## 💻 Live Demo:</text:p>
      <text:p text:style-name="Preformatted_20_Text"/>
      <text:p text:style-name="Preformatted_20_Text">https://weatherngf.netlify.app/</text:p>
      <text:p text:style-name="Preformatted_20_Text"/>
      <text:p text:style-name="Preformatted_20_Text">## 📙 Used libraries</text:p>
      <text:p text:style-name="Preformatted_20_Text"/>
      <text:p text:style-name="Preformatted_20_Text">- `react-js`</text:p>
      <text:p text:style-name="Preformatted_20_Text">- `material-ui`</text:p>
      <text:p text:style-name="Preformatted_20_Text"/>
      <text:p text:style-name="Preformatted_20_Text">Check `packages.json` for details</text:p>
      <text:p text:style-name="Preformatted_20_Text"/>
      <text:p text:style-name="Preformatted_20_Text">&lt;br/&gt;</text:p>
      <text:p text:style-name="Preformatted_20_Text"/>
      <text:p text:style-name="Preformatted_20_Text">## 📄 Todos</text:p>
      <text:p text:style-name="Preformatted_20_Text"/>
      <text:p text:style-name="Preformatted_20_Text">- [ ] Styled-components</text:p>
      <text:p text:style-name="Preformatted_20_Text">- [ ] Convert the entire project to TypeScript</text:p>
      <text:p text:style-name="Preformatted_20_Text">- [ ] Unit Testing</text:p>
      <text:p text:style-name="Preformatted_20_Text">- [ ] On launch, find user location weather by utilizing GeolocationAPI/GEOCODING</text:p>
      <text:p text:style-name="Preformatted_20_Text">- [ ] Celcius/Fahrenheit conversion</text:p>
      <text:p text:style-name="Preformatted_20_Text">- [ ] Dark/Light Mode</text:p>
      <text:p text:style-name="Preformatted_20_Text"/>
      <text:p text:style-name="Preformatted_20_Text">&lt;br/&gt;</text:p>
      <text:p text:style-name="Preformatted_20_Text">Thank You ☺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2-08T21:20:05.224622036</dc:date>
    <meta:editing-duration>PT1M49S</meta:editing-duration>
    <meta:editing-cycles>1</meta:editing-cycles>
    <meta:document-statistic meta:table-count="0" meta:image-count="0" meta:object-count="0" meta:page-count="1" meta:paragraph-count="23" meta:word-count="104" meta:character-count="672" meta:non-whitespace-character-count="591"/>
    <meta:generator>LibreOffice/7.4.7.2$Linux_X86_64 LibreOffice_project/40$Build-2</meta:generator>
  </office:meta>
</office:document-meta>
</file>